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6"/>
    <style:style style:name="ce2" style:family="table-cell" style:parent-style-name="Default" style:data-style-name="N60"/>
    <style:style style:name="ce3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Humans</text:p>
          </table:table-cell>
          <table:table-cell office:value-type="float" office:value="2447.24386306451">
            <text:p>2447.24</text:p>
          </table:table-cell>
          <table:table-cell office:value-type="float" office:value="480">
            <text:p>480</text:p>
          </table:table-cell>
          <table:table-cell office:value-type="float" office:value="241.6">
            <text:p>241.6</text:p>
          </table:table-cell>
        </table:table-row>
        <table:table-row table:style-name="ro1">
          <table:table-cell table:number-columns-repeated="3"/>
          <table:table-cell office:value-type="string">
            <text:p>Zombies</text:p>
          </table:table-cell>
          <table:table-cell office:value-type="float" office:value="0.208331923435343">
            <text:p>0.21</text:p>
          </table:table-cell>
          <table:table-cell table:formula="oooc:=5/24" office:value-type="float" office:value="0.208333333333333">
            <text:p>0.21</text:p>
          </table:table-cell>
          <table:table-cell table:formula="oooc:=5/48" office:value-type="float" office:value="0.104166666666667">
            <text:p>0.1</text:p>
          </table:table-cell>
        </table:table-row>
        <table:table-row table:style-name="ro1">
          <table:table-cell table:number-columns-repeated="3"/>
          <table:table-cell office:value-type="string">
            <text:p>Corpses</text:p>
          </table:table-cell>
          <table:table-cell office:value-type="float" office:value="1019.67804587349">
            <text:p>1019.68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HZ contacts</text:p>
          </table:table-cell>
          <table:table-cell table:style-name="ce1" table:formula="oooc:=[.E2]*[.E3]" office:value-type="float" office:value="509.839021107569">
            <text:p>509.83902</text:p>
          </table:table-cell>
          <table:table-cell table:style-name="ce1" table:formula="oooc:=[.F2]*[.F3]" office:value-type="float" office:value="100">
            <text:p>100.00000</text:p>
          </table:table-cell>
          <table:table-cell table:style-name="ce1" table:formula="oooc:=[.G2]*[.G3]" office:value-type="float" office:value="25.1666666666667">
            <text:p>25.16667</text:p>
          </table:table-cell>
        </table:table-row>
        <table:table-row table:style-name="ro1">
          <table:table-cell table:number-columns-repeated="3"/>
          <table:table-cell office:value-type="string">
            <text:p>Zombified</text:p>
          </table:table-cell>
          <table:table-cell table:style-name="ce1" table:formula="oooc:=[.E6]*[.$B$9]" office:value-type="float" office:value="4.89445460263266">
            <text:p>4.89445</text:p>
          </table:table-cell>
          <table:table-cell table:style-name="ce1" table:formula="oooc:=[.F6]*[.$B$9]" office:value-type="float" office:value="0.96">
            <text:p>0.96000</text:p>
          </table:table-cell>
          <table:table-cell table:style-name="ce1" table:formula="oooc:=[.G6]*[.$B$9]" office:value-type="float" office:value="0.2416">
            <text:p>0.24160</text:p>
          </table:table-cell>
        </table:table-row>
        <table:table-row table:style-name="ro1">
          <table:table-cell office:value-type="string">
            <text:p>Alpha</text:p>
          </table:table-cell>
          <table:table-cell table:style-name="ce1" office:value-type="float" office:value="0.01">
            <text:p>0.01000</text:p>
          </table:table-cell>
          <table:table-cell table:style-name="ce2" office:value-type="string">
            <text:p>humans kill zombies</text:p>
          </table:table-cell>
          <table:table-cell office:value-type="string">
            <text:p>Killed</text:p>
          </table:table-cell>
          <table:table-cell table:style-name="ce1" table:formula="oooc:=[.E6]*[.$B$8]" office:value-type="float" office:value="5.09839021107569">
            <text:p>5.09839</text:p>
          </table:table-cell>
          <table:table-cell table:style-name="ce1" table:formula="oooc:=[.F6]*[.$B$8]" office:value-type="float" office:value="1">
            <text:p>1.00000</text:p>
          </table:table-cell>
          <table:table-cell table:style-name="ce1" table:formula="oooc:=[.G6]*[.$B$8]" office:value-type="float" office:value="0.251666666666667">
            <text:p>0.25167</text:p>
          </table:table-cell>
        </table:table-row>
        <table:table-row table:style-name="ro1">
          <table:table-cell office:value-type="string">
            <text:p>Beta</text:p>
          </table:table-cell>
          <table:table-cell table:style-name="ce1" office:value-type="float" office:value="0.0096">
            <text:p>0.00960</text:p>
          </table:table-cell>
          <table:table-cell table:style-name="ce2" office:value-type="string">
            <text:p>zombies take over humans</text:p>
          </table:table-cell>
          <table:table-cell office:value-type="string">
            <text:p>Risen</text:p>
          </table:table-cell>
          <table:table-cell table:style-name="ce1" table:formula="oooc:=[.E4]*[.$B$10]" office:value-type="float" office:value="0.097889092403855">
            <text:p>0.09789</text:p>
          </table:table-cell>
          <table:table-cell table:style-name="ce1" table:formula="oooc:=[.F4]*[.$B$10]" office:value-type="float" office:value="0.0192">
            <text:p>0.01920</text:p>
          </table:table-cell>
          <table:table-cell table:style-name="ce1" table:formula="oooc:=[.G4]*[.$B$10]" office:value-type="float" office:value="0.01008">
            <text:p>0.01008</text:p>
          </table:table-cell>
        </table:table-row>
        <table:table-row table:style-name="ro1">
          <table:table-cell office:value-type="string">
            <text:p>Zeta</text:p>
          </table:table-cell>
          <table:table-cell table:style-name="ce1" office:value-type="float" office:value="0.000096">
            <text:p>0.00010</text:p>
          </table:table-cell>
          <table:table-cell table:style-name="ce2" office:value-type="string">
            <text:p>corpses become zombies</text:p>
          </table:table-cell>
          <table:table-cell office:value-type="string">
            <text:p>Rotted</text:p>
          </table:table-cell>
          <table:table-cell table:style-name="ce1" table:formula="oooc:=[.E4]*[.$B$13]" office:value-type="float" office:value="2.3656530664265">
            <text:p>2.36565</text:p>
          </table:table-cell>
          <table:table-cell table:style-name="ce1" table:formula="oooc:=[.F4]*[.$B$13]" office:value-type="float" office:value="0.464">
            <text:p>0.46400</text:p>
          </table:table-cell>
          <table:table-cell table:style-name="ce1" table:formula="oooc:=[.G4]*[.$B$13]" office:value-type="float" office:value="0.2436">
            <text:p>0.24360</text:p>
          </table:table-cell>
        </table:table-row>
        <table:table-row table:style-name="ro1">
          <table:table-cell office:value-type="string">
            <text:p>Delta</text:p>
          </table:table-cell>
          <table:table-cell table:style-name="ce1" office:value-type="float" office:value="0.00105">
            <text:p>0.00105</text:p>
          </table:table-cell>
          <table:table-cell table:style-name="ce2" office:value-type="string">
            <text:p>humans die</text:p>
          </table:table-cell>
          <table:table-cell office:value-type="string">
            <text:p>Born</text:p>
          </table:table-cell>
          <table:table-cell table:style-name="ce1" table:formula="oooc:=[.E2]*([.$B$11]+[.$B$12])" office:value-type="float" office:value="5.01684991928225">
            <text:p>5.01685</text:p>
          </table:table-cell>
          <table:table-cell table:style-name="ce1" table:formula="oooc:=[.F2]*([.$B$11]+[.$B$12])" office:value-type="float" office:value="0.984">
            <text:p>0.98400</text:p>
          </table:table-cell>
          <table:table-cell table:style-name="ce1" table:formula="oooc:=[.G2]*([.$B$11]+[.$B$12])" office:value-type="float" office:value="0.49528">
            <text:p>0.49528</text:p>
          </table:table-cell>
        </table:table-row>
        <table:table-row table:style-name="ro1">
          <table:table-cell office:value-type="string">
            <text:p>Pi</text:p>
          </table:table-cell>
          <table:table-cell table:style-name="ce1" office:value-type="float" office:value="0.001">
            <text:p>0.00100</text:p>
          </table:table-cell>
          <table:table-cell table:style-name="ce2" office:value-type="string">
            <text:p>more humans born than die</text:p>
          </table:table-cell>
          <table:table-cell office:value-type="string">
            <text:p>Died</text:p>
          </table:table-cell>
          <table:table-cell table:style-name="ce1" table:formula="oooc:=[.E2]*[.$B$11]" office:value-type="float" office:value="2.56960605621774">
            <text:p>2.56961</text:p>
          </table:table-cell>
          <table:table-cell table:style-name="ce1" table:formula="oooc:=[.F2]*[.$B$11]" office:value-type="float" office:value="0.504">
            <text:p>0.50400</text:p>
          </table:table-cell>
          <table:table-cell table:style-name="ce1" table:formula="oooc:=[.G2]*[.$B$11]" office:value-type="float" office:value="0.25368">
            <text:p>0.25368</text:p>
          </table:table-cell>
        </table:table-row>
        <table:table-row table:style-name="ro1">
          <table:table-cell office:value-type="string">
            <text:p>Lambda</text:p>
          </table:table-cell>
          <table:table-cell table:style-name="ce1" office:value-type="float" office:value="0.00232">
            <text:p>0.00232</text:p>
          </table:table-cell>
          <table:table-cell table:style-name="ce2" office:value-type="string">
            <text:p>corpses rot to noth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elta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Humans</text:p>
          </table:table-cell>
          <table:table-cell table:style-name="ce3" table:formula="oooc:=[.E11]-[.E12]-[.E7]" office:value-type="float" office:value="-2.44721073956815">
            <text:p>-2.4472</text:p>
          </table:table-cell>
          <table:table-cell table:style-name="ce3" table:formula="oooc:=[.F11]-[.F12]-[.F7]" office:value-type="float" office:value="-0.48">
            <text:p>-0.4800</text:p>
          </table:table-cell>
          <table:table-cell table:style-name="ce3" table:formula="oooc:=[.G11]-[.G12]-[.G7]" office:value-type="float" office:value="0">
            <text:p>0.0000</text:p>
          </table:table-cell>
        </table:table-row>
        <table:table-row table:style-name="ro1">
          <table:table-cell office:value-type="string">
            <text:p>Magic value</text:p>
          </table:table-cell>
          <table:table-cell table:style-name="ce1" table:formula="oooc:=[.B10]*[.B11]*[.B9]/([.B12]*([.B10]+[.B13])*([.B8]-[.B9]))" office:value-type="float" office:value="1.00132450331126">
            <text:p>1.00132</text:p>
          </table:table-cell>
          <table:table-cell/>
          <table:table-cell office:value-type="string">
            <text:p>Zombies</text:p>
          </table:table-cell>
          <table:table-cell table:style-name="ce2" table:formula="oooc:=[.E7]+[.E9]-[.E8]" office:value-type="float" office:value="-0.106046516039172">
            <text:p>-1.06E-001</text:p>
          </table:table-cell>
          <table:table-cell table:style-name="ce2" table:formula="oooc:=[.F7]+[.F9]-[.F8]" office:value-type="float" office:value="-0.0207999999999999">
            <text:p>-2.08E-002</text:p>
          </table:table-cell>
          <table:table-cell table:style-name="ce2" table:formula="oooc:=[.G7]+[.G9]-[.G8]" office:value-type="float" office:value="0.0000133333333333097">
            <text:p>1.33E-005</text:p>
          </table:table-cell>
        </table:table-row>
        <table:table-row table:style-name="ro1">
          <table:table-cell table:number-columns-repeated="3"/>
          <table:table-cell office:value-type="string">
            <text:p>Corpses</text:p>
          </table:table-cell>
          <table:table-cell table:style-name="ce3" table:formula="oooc:=[.E8]+[.E12]-[.E10]" office:value-type="float" office:value="5.30234320086693">
            <text:p>5.3023</text:p>
          </table:table-cell>
          <table:table-cell table:style-name="ce3" table:formula="oooc:=[.F8]+[.F12]-[.F10]-[.F9]" office:value-type="float" office:value="1.0208">
            <text:p>1.0208</text:p>
          </table:table-cell>
          <table:table-cell table:style-name="ce3" table:formula="oooc:=[.G8]+[.G12]-[.G10]-[.G9]" office:value-type="float" office:value="0.251666666666667">
            <text:p>0.2517</text:p>
          </table:table-cell>
        </table:table-row>
        <table:table-row table:style-name="ro1">
          <table:table-cell office:value-type="string">
            <text:p>zeta/(a-b)</text:p>
          </table:table-cell>
          <table:table-cell table:formula="oooc:=[.B10]/([.B8]-[.B9])" office:value-type="float" office:value="0.24">
            <text:p>0.24</text:p>
          </table:table-cell>
          <table:table-cell/>
          <table:table-cell office:value-type="string">
            <text:p>Corpses(2)</text:p>
          </table:table-cell>
          <table:table-cell table:style-name="ce2" table:formula="oooc:=[.E12]-[.E10]" office:value-type="float" office:value="0.203952989791239">
            <text:p>2.04E-001</text:p>
          </table:table-cell>
          <table:table-cell table:style-name="ce2" table:formula="oooc:=[.F12]-[.F10]-[.F9]" office:value-type="float" office:value="0.0208000000000001">
            <text:p>2.08E-002</text:p>
          </table:table-cell>
          <table:table-cell table:style-name="ce2" table:formula="oooc:=[.G12]-[.G10]-[.G9]" office:value-type="float" office:value="0">
            <text:p>0.00E+000</text:p>
          </table:table-cell>
        </table:table-row>
        <table:table-row table:style-name="ro1">
          <table:table-cell office:value-type="string">
            <text:p>Pi-delta / beta</text:p>
          </table:table-cell>
          <table:table-cell table:formula="oooc:=[.B12]/[.B9]" office:value-type="float" office:value="0.104166666666667">
            <text:p>0.1</text:p>
          </table:table-cell>
          <table:table-cell table:number-columns-repeated="5"/>
        </table:table-row>
        <table:table-row table:style-name="ro1">
          <table:table-cell office:value-type="string">
            <text:p>(zeta+lambda)/delta</text:p>
          </table:table-cell>
          <table:table-cell table:formula="oooc:=([.B10]+[.B13])/[.B11]" office:value-type="float" office:value="2.30095238095238">
            <text:p>2.3</text:p>
          </table:table-cell>
          <table:table-cell/>
          <table:table-cell office:value-type="string">
            <text:p>Ratio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Humans/Corpses</text:p>
          </table:table-cell>
          <table:table-cell table:style-name="ce1" table:formula="oooc:=[.E2]/[.E4]" office:value-type="float" office:value="2.4000162335241">
            <text:p>2.40002</text:p>
          </table:table-cell>
          <table:table-cell table:style-name="ce1" table:formula="oooc:=[.F2]/[.F4]" office:value-type="float" office:value="2.4">
            <text:p>2.40000</text:p>
          </table:table-cell>
          <table:table-cell table:style-name="ce1" table:formula="oooc:=[.G2]/[.G4]" office:value-type="float" office:value="2.30095238095238">
            <text:p>2.30095</text:p>
          </table:table-cell>
        </table:table-row>
        <table:table-row table:style-name="ro1">
          <table:table-cell table:number-columns-repeated="3"/>
          <table:table-cell office:value-type="string">
            <text:p>1/zombies</text:p>
          </table:table-cell>
          <table:table-cell table:style-name="ce3" table:formula="oooc:=1/[.E3]" office:value-type="float" office:value="4.80003248426953">
            <text:p>4.8000</text:p>
          </table:table-cell>
          <table:table-cell table:style-name="ce3" table:formula="oooc:=1/[.F3]" office:value-type="float" office:value="4.8">
            <text:p>4.8000</text:p>
          </table:table-cell>
          <table:table-cell table:style-name="ce3" table:formula="oooc:=1/[.G3]" office:value-type="float" office:value="9.6">
            <text:p>9.6000</text:p>
          </table:table-cell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5" number:min-integer-digits="1"/>
    </number:number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/08/2009</text:date>, <text:time>22:1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Anomaly</meta:initial-creator>
    <meta:creation-date>2009-08-22T14:19:01</meta:creation-date>
    <dc:creator>Anomaly</dc:creator>
    <dc:date>2009-08-23T22:12:06</dc:date>
    <meta:editing-cycles>2</meta:editing-cycles>
    <meta:editing-duration>P1DT4H50M32S</meta:editing-duration>
    <meta:user-defined meta:name="Info 1"/>
    <meta:user-defined meta:name="Info 2"/>
    <meta:user-defined meta:name="Info 3"/>
    <meta:user-defined meta:name="Info 4"/>
    <meta:document-statistic meta:table-count="3" meta:cell-count="92"/>
  </office:meta>
</office:document-meta>
</file>